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CAS RAFAEL, JOSE CATALIN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666152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OCAS RAFAEL, JOSE CATAL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66615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7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7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7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1/08/2021</text:p>
          </table:table-cell>
          <table:table-cell table:style-name="Tabla2.A2" office:value-type="string">
            <text:p text:style-name="P9">339464</text:p>
          </table:table-cell>
          <table:table-cell table:style-name="Tabla2.A2" office:value-type="string">
            <text:p text:style-name="P9">141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2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2:10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